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cm"/>
    </style:style>
    <style:style style:name="co1" style:family="table-column">
      <style:table-column-properties style:column-width="3.298cm" style:use-optimal-column-width="false"/>
    </style:style>
    <style:style style:name="co2" style:family="table-column">
      <style:table-column-properties style:column-width="2.34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3cm" style:use-optimal-column-width="false"/>
    </style:style>
    <style:style style:name="ro1" style:family="table-row">
      <style:table-row-properties style:row-height="1.017cm"/>
    </style:style>
    <style:style style:name="ro2" style:family="table-row">
      <style:table-row-properties style:row-height="1.025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99ff66" style:repeat="repeat"/>
    </style:style>
    <style:style style:name="ce3" style:family="table-cell">
      <style:graphic-properties draw:fill="solid" draw:fill-color="#000000" style:repeat="repeat"/>
    </style:style>
    <style:style style:name="ce4" style:family="table-cell">
      <style:graphic-properties draw:fill="solid" draw:fill-color="#ff6600" style:repeat="repeat"/>
    </style:style>
    <style:style style:name="ce5" style:family="table-cell">
      <style:graphic-properties draw:fill="solid" draw:fill-color="#ffff99"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10.178cm" svg:x="3.029cm" svg:y="6.8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/>
              <table:table-cell>
                <text:p>c_inc</text:p>
              </table:table-cell>
              <table:table-cell>
                <text:p>r_v</text:p>
              </table:table-cell>
              <table:table-cell>
                <text:p>fr_jap</text:p>
              </table:table-cell>
            </table:table-row>
            <table:table-row table:style-name="ro1" table:default-cell-style-name="ce1">
              <table:table-cell>
                <text:p>conv1F</text:p>
              </table:table-cell>
              <table:table-cell>
                <text:p>v</text:p>
              </table:table-cell>
              <table:table-cell table:style-name="ce2">
                <text:p>94</text:p>
              </table:table-cell>
              <table:table-cell table:style-name="ce3"/>
              <table:table-cell table:style-name="ce3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2">
                <text:p>95</text:p>
              </table:table-cell>
              <table:table-cell table:style-name="ce3"/>
              <table:table-cell table:style-name="ce3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2">
                <text:p>93</text:p>
              </table:table-cell>
              <table:table-cell table:style-name="ce2">
                <text:p>88</text:p>
              </table:table-cell>
              <table:table-cell table:style-name="ce3"/>
            </table:table-row>
            <table:table-row table:style-name="ro1" table:default-cell-style-name="ce1">
              <table:table-cell>
                <text:p>conv1J</text:p>
              </table:table-cell>
              <table:table-cell>
                <text:p>v</text:p>
              </table:table-cell>
              <table:table-cell table:style-name="ce4">
                <text:p>66</text:p>
              </table:table-cell>
              <table:table-cell table:style-name="ce3"/>
              <table:table-cell table:style-name="ce3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5">
                <text:p>71</text:p>
              </table:table-cell>
              <table:table-cell table:style-name="ce3"/>
              <table:table-cell table:style-name="ce3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4">
                <text:p>67</text:p>
              </table:table-cell>
              <table:table-cell table:style-name="ce2">
                <text:p>87</text:p>
              </table:table-cell>
              <table:table-cell table:style-name="ce3"/>
            </table:table-row>
            <table:table-row table:style-name="ro1" table:default-cell-style-name="ce1">
              <table:table-cell>
                <text:p>conv1FJ</text:p>
              </table:table-cell>
              <table:table-cell>
                <text:p>v</text:p>
              </table:table-cell>
              <table:table-cell table:style-name="ce2">
                <text:p>80</text:p>
              </table:table-cell>
              <table:table-cell table:style-name="ce3"/>
              <table:table-cell table:style-name="ce2">
                <text:p>96</text:p>
              </table:table-cell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5">
                <text:p>78</text:p>
              </table:table-cell>
              <table:table-cell table:style-name="ce3"/>
              <table:table-cell table:style-name="ce2">
                <text:p>96</text:p>
              </table:table-cell>
            </table:table-row>
            <table:table-row table:style-name="ro2" table:default-cell-style-name="ce1">
              <table:table-cell/>
              <table:table-cell>
                <text:p>R v</text:p>
              </table:table-cell>
              <table:table-cell table:style-name="ce5">
                <text:p>77</text:p>
              </table:table-cell>
              <table:table-cell table:style-name="ce2">
                <text:p>84</text:p>
              </table:table-cell>
              <table:table-cell table:style-name="ce2">
                <text:p>9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1.3cm" svg:height="3.806cm" svg:x="4.7cm" svg:y="2.594cm">
          <draw:text-box>
            <text:p text:style-name="P1"><text:span text:style-name="T1">LDA classification results with conv1 parameters and only maps 1, 7 and 107, by reducing to the dimension containing 80 % of the variabili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uery </meta:initial-creator>
    <meta:creation-date>2016-02-24T10:28:01.011286678</meta:creation-date>
    <dc:date>2016-03-03T15:03:35.334057756</dc:date>
    <dc:creator>guery </dc:creator>
    <meta:editing-duration>PT4M22S</meta:editing-duration>
    <meta:editing-cycles>8</meta:editing-cycles>
    <meta:generator>LibreOffice/4.2.8.2$Linux_X86_64 LibreOffice_project/420m0$Build-2</meta:generator>
    <meta:document-statistic meta:object-count="2"/>
  </office:meta>
</office:document-meta>
</file>